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3">
            <calcext:condition calcext:apply-style-name="Error" calcext:value="duplicate" calcext:base-cell-address="list.B3"/>
          </calcext:conditional-format>
          <calcext:conditional-format calcext:target-range-address="list.C3:list.C31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3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3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3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3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3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/>
          <table:table-cell table:style-name="ce175"/>
          <table:table-cell table:style-name="ce103" table:number-columns-repeated="2"/>
          <table:covered-table-cell table:style-name="ce10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3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3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3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3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3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3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3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3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3" table:number-columns-repeated="2"/>
          <table:table-cell table:style-name="ce10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3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3"/>
          <table:table-cell table:style-name="ce10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3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3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3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3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3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3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3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3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3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3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3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3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03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3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3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3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3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3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3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3"/>
          <table:table-cell table:style-name="ce103" office:value-type="string" calcext:value-type="string">
            <text:p>동인 게임 제작팀</text:p>
          </table:table-cell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3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3" table:number-columns-repeated="2"/>
        </table:table-row>
        <table:table-row table:style-name="ro1">
          <table:table-cell table:style-name="ce96" office:value-type="string" calcext:value-type="string">
            <text:p>DEVBOX</text:p>
          </table:table-cell>
          <table:table-cell table:style-name="ce103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3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3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3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3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3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3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3" table:number-columns-repeated="2"/>
          <table:table-cell table:style-name="ce103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3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3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3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3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3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3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3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3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3"/>
          <table:table-cell table:style-name="ce10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3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3" table:number-columns-repeated="2"/>
          <table:table-cell table:style-name="ce10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3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3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3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3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3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3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3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3" office:value-type="string" calcext:value-type="string">
            <text:p><text:a xlink:href="https://twitter.com/LeeBbunsik" xlink:type="simple">https://twitter.com/LeeBbunsik</text:a></text:p>
          </table:table-cell>
          <table:table-cell table:style-name="ce10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3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3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3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3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3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3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3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3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3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3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3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3"/>
          <table:table-cell table:style-name="ce10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3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3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3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3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3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3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3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3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3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3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3" office:value-type="string" calcext:value-type="string">
            <text:p><text:a xlink:href="https://twitter.com/REDRAY_dev" xlink:type="simple">https://twitter.com/REDRAY_dev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82"/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3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3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3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3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3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3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3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3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3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3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3" office:value-type="string" calcext:value-type="string">
            <text:p><text:a xlink:href="https://twitter.com/Studio_Ly" xlink:type="simple">https://twitter.com/Studio_Ly</text:a>_</text:p>
          </table:table-cell>
          <table:table-cell table:style-name="ce103" office:value-type="string" calcext:value-type="string">
            <text:p><text:a xlink:href="https://twitter.com/lychoi2000" xlink:type="simple">https://twitter.com/lychoi2000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3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3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3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3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3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3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3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3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3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3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3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3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3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3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3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3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3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3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3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3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3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3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3" office:value-type="string" calcext:value-type="string">
            <text:p><text:a xlink:href="https://twitter.com/vonasoft7" xlink:type="simple">https://twitter.com/vonasoft7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3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3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3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3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3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3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6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2:list.C293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1:26:40.191000000</dc:date>
    <meta:editing-duration>P2DT14H59M48S</meta:editing-duration>
    <meta:editing-cycles>1040</meta:editing-cycles>
    <meta:document-statistic meta:table-count="4" meta:cell-count="339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